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normal" officeooo:rsid="001524d3" officeooo:paragraph-rsid="001524d3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fo:font-size="13pt" style:text-underline-style="none" fo:font-weight="normal" officeooo:rsid="0019f073" officeooo:paragraph-rsid="0019f073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b645e" officeooo:paragraph-rsid="001b645e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be351" officeooo:paragraph-rsid="001be351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e6d7a" officeooo:paragraph-rsid="001be351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f6c49" officeooo:paragraph-rsid="001f6c49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215193" officeooo:paragraph-rsid="00215193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21916e" officeooo:paragraph-rsid="0021916e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236c07" officeooo:paragraph-rsid="00236c07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259884" officeooo:paragraph-rsid="00259884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279e51" officeooo:paragraph-rsid="00279e51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style:text-underline-style="none" fo:font-weight="normal" officeooo:rsid="002907d5" officeooo:paragraph-rsid="002907d5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2c8e16" officeooo:paragraph-rsid="002c8e16" style:font-size-asian="11.3500003814697pt" style:font-weight-asian="normal" style:font-size-complex="13pt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officeooo:rsid="001524d3" style:font-size-asian="17.5pt" style:font-weight-asian="bold" style:font-size-complex="20pt" style:font-weight-complex="bold"/>
    </style:style>
    <style:style style:name="T2" style:family="text">
      <style:text-properties officeooo:rsid="001a2cae"/>
    </style:style>
    <style:style style:name="T3" style:family="text">
      <style:text-properties officeooo:rsid="001b645e"/>
    </style:style>
    <style:style style:name="T4" style:family="text">
      <style:text-properties officeooo:rsid="001fcedf"/>
    </style:style>
    <style:style style:name="T5" style:family="text">
      <style:text-properties officeooo:rsid="0020bf7b"/>
    </style:style>
    <style:style style:name="T6" style:family="text">
      <style:text-properties officeooo:rsid="00274a5e"/>
    </style:style>
    <style:style style:name="T7" style:family="text">
      <style:text-properties officeooo:rsid="002907d5"/>
    </style:style>
    <style:style style:name="T8" style:family="text">
      <style:text-properties officeooo:rsid="002c4ded"/>
    </style:style>
    <style:style style:name="T9" style:family="text">
      <style:text-properties officeooo:rsid="002dfa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Spring Boot – JDBC</text:span></text:p>
      <text:p text:style-name="P1">Morning :</text:p>
      <text:p text:style-name="P1">------------</text:p>
      <text:p text:style-name="P1"/>
      <text:p text:style-name="P2">JPA Repository</text:p>
      <text:p text:style-name="P2">-------------------</text:p>
      <text:p text:style-name="P2"/>
      <text:p text:style-name="P2">We say that, Spring Data JPA dependency we’ve added, this is bringing the library.</text:p>
      <text:p text:style-name="P2"><text:tab/><text:tab/><text:tab/></text:p>
      <text:p text:style-name="P2"><text:tab/><text:tab/><text:tab/><text:tab/><text:span text:style-name="T2">Spring Repository</text:span></text:p>
      <text:p text:style-name="P2"><text:tab/><text:tab/><text:span text:style-name="T2">JPARepository<text:tab/><text:tab/>Mongo </text:span><text:span text:style-name="T3">and other NoSQL DB’s</text:span><text:span text:style-name="T2"> etc.</text:span></text:p>
      <text:p text:style-name="P2"/>
      <text:p text:style-name="P3">With libraries we’re getting, we need to write less and do more.</text:p>
      <text:p text:style-name="P3"/>
      <text:p text:style-name="P4">Spring has no implementation for any JPA vendor of JPA i.e Hibernate, Toplink OpenJPA. However, Spring provides library i.e a Wrapper library, which is wrapping JPA (which is using JPA + Hibernate/TopLink/OpenJPA etc.) and providing <text:span text:style-name="T4">utility </text:span>methods.</text:p>
      <text:p text:style-name="P5"/>
      <text:p text:style-name="P6">That means we need to call the methods provided, which does the same work that we did using entity manager. <text:span text:style-name="T5">So, that we’ll write less and the library will do more.</text:span></text:p>
      <text:p text:style-name="P6"/>
      <text:p text:style-name="P7">This library works in declarative way i.e we need to mention what options need to be done.</text:p>
      <text:p text:style-name="P7"/>
      <text:p text:style-name="P8">Our Repository Interface extends JPARepository&lt;Generic1, Genric 2&gt;</text:p>
      <text:p text:style-name="P8"><text:tab/>where Generic1 is Entity class and Generic2 is Id Datatypoe in wrapper.</text:p>
      <text:p text:style-name="P8"/>
      <text:p text:style-name="P9">Some people also extend CRUD repository, but the JPA itslef is extending CRUD Repositoy , SO, by using JPA Repository, we get all the methods of CRUD repository and extra methods used in JPA Repository</text:p>
      <text:p text:style-name="P9"/>
      <text:p text:style-name="P10">@Repository is optional here on the <text:span text:style-name="T6">repository </text:span>interface and no need to use RepositoryImpl</text:p>
      <text:p text:style-name="P10"/>
      <text:p text:style-name="P11">We can directlu use AutoWiring the repository interface in sevice class and directly use them.</text:p>
      <text:p text:style-name="P11"/>
      <text:p text:style-name="P12">And at last after creating tyhe object, we’ll use that autowired vairble.save(object), <text:span text:style-name="T8">which will return saved object.</text:span></text:p>
      <text:p text:style-name="P6"><text:s/><text:tab/>//<text:span text:style-name="T7">It’ll behave like merge in entity manager, If that object is not there, it’ll add , if it’s <text:tab/>there it’ll update.</text:span></text:p>
      <text:p text:style-name="P6"/>
      <text:p text:style-name="P13">If we wanna fetchByName,</text:p>
      <text:p text:style-name="P13"><text:tab/>List&lt;Product&gt; findByName(String name);</text:p>
      <text:p text:style-name="P13">If we wanna fetch a product by name if the names are unique,</text:p>
      <text:p text:style-name="P13"><text:tab/>Product p = findProductByName(String name);</text:p>
      <text:p text:style-name="P13">If we have to find by 2 fields using and,</text:p>
      <text:p text:style-name="P13"><text:tab/>List&lt;Product&gt; findByNameAndPrice(String name, double price);</text:p>
      <text:p text:style-name="P13">If we wanna find by 2 fields using or,</text:p>
      <text:p text:style-name="P13"><text:tab/>List&lt;Products&gt; findByNameorPrice(String name, double price);</text:p>
      <text:p text:style-name="P13"><text:soft-page-break/>If we wanna fetch a list by price and order by name in descending order,</text:p>
      <text:p text:style-name="P13"><text:tab/>List&lt;Product&gt; findByPriceOrderByNameDesc(double price);</text:p>
      <text:p text:style-name="P13"/>
      <text:p text:style-name="P13">We can even write a query where using grammer cannot be possible,</text:p>
      <text:p text:style-name="P13"><text:tab/>@Query(“from Product order by price desc”)</text:p>
      <text:p text:style-name="P13"><text:tab/>List&lt;Product&gt; findByPriceAndOrderByPriceInDescending(double price);</text:p>
      <text:p text:style-name="P13"><text:tab/><text:tab/>//<text:span text:style-name="T9">The method can be anything in this case</text:span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9:36:40.932759558</meta:creation-date>
    <dc:date>2022-12-06T11:06:47.255844940</dc:date>
    <meta:editing-duration>PT1H29M55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351" meta:character-count="2268" meta:non-whitespace-character-count="1922"/>
  </office:meta>
</office:document-meta>
</file>